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9cm" svg:height="8.999cm" svg:x="0.371cm" svg:y="4.876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qte</text:p>
          </table:table-cell>
          <table:table-cell table:style-name="ce6" office:value-type="string" calcext:value-type="string">
            <text:p>annee</text:p>
          </table:table-cell>
          <table:table-cell table:style-name="ce12" table:number-columns-repeated="5"/>
          <table:table-cell table:style-name="ce22"/>
        </table:table-row>
        <table:table-row table:style-name="ro1">
          <table:table-cell table:style-name="ce2" office:value-type="string" calcext:value-type="string">
            <text:p>Magasin</text:p>
          </table:table-cell>
          <table:table-cell table:style-name="ce7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float" office:value="2024" calcext:value-type="float">
            <text:p>2024</text:p>
          </table:table-cell>
          <table:table-cell table:style-name="ce13" office:value-type="float" office:value="2025" calcext:value-type="float">
            <text:p>2025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8" office:value-type="float" office:value="208" calcext:value-type="float">
            <text:p>208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83" calcext:value-type="float">
            <text:p>283</text:p>
          </table:table-cell>
          <table:table-cell table:style-name="ce18" office:value-type="float" office:value="18" calcext:value-type="float">
            <text:p>18</text:p>
          </table:table-cell>
          <table:table-cell table:style-name="ce24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0" office:value-type="float" office:value="216" calcext:value-type="float">
            <text:p>216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84" calcext:value-type="float">
            <text:p>284</text:p>
          </table:table-cell>
          <table:table-cell table:style-name="ce20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411" calcext:value-type="float">
            <text:p>1411</text:p>
          </table:table-cell>
          <table:table-cell table:style-name="ce17" office:value-type="float" office:value="1473" calcext:value-type="float">
            <text:p>1473</text:p>
          </table:table-cell>
          <table:table-cell table:style-name="ce17" office:value-type="float" office:value="1664" calcext:value-type="float">
            <text:p>1664</text:p>
          </table:table-cell>
          <table:table-cell table:style-name="ce17" office:value-type="float" office:value="1843" calcext:value-type="float">
            <text:p>1843</text:p>
          </table:table-cell>
          <table:table-cell table:style-name="ce17" office:value-type="float" office:value="2084" calcext:value-type="float">
            <text:p>2084</text:p>
          </table:table-cell>
          <table:table-cell table:style-name="ce21" office:value-type="float" office:value="190" calcext:value-type="float">
            <text:p>190</text:p>
          </table:table-cell>
          <table:table-cell table:style-name="ce27" office:value-type="float" office:value="8665" calcext:value-type="float">
            <text:p>8665</text:p>
          </table:table-cell>
        </table:table-row>
      </table:table>
      <table:table table:name="Graphiqu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Graphique2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Graphique2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Graphique2_1_1_1" table:style-name="ta1">
        <table:table-column table:style-name="co1" table:default-cell-style-name="ce4"/>
        <table:table-column table:style-name="co1" table:default-cell-style-name="ce63"/>
        <table:table-row table:style-name="ro1">
          <table:table-cell table:style-name="ce28" office:value-type="string" calcext:value-type="string">
            <text:p>Theme</text:p>
          </table:table-cell>
          <table:table-cell table:style-name="ce29" office:value-type="string" calcext:value-type="string">
            <text:p>Compter - Montant</text:p>
          </table:table-cell>
        </table:table-row>
        <table:table-row table:style-name="ro1">
          <table:table-cell table:style-name="ce3" office:value-type="string" calcext:value-type="string">
            <text:p>Arts et loisirs</text:p>
          </table:table-cell>
          <table:table-cell table:style-name="ce6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ire et géogra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que, généralit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osophie et psych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s naturelles et 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s soci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ologie et sciences appliquée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10" calcext:value-type="float">
            <text:p>10</text:p>
          </table:table-cell>
        </table:table-row>
      </table:table>
      <table:table table:name="Graphique3" table:style-name="ta1">
        <table:shapes>
          <draw:frame draw:z-index="0" draw:style-name="gr1" draw:text-style-name="P1" svg:width="15.999cm" svg:height="8.999cm" svg:x="0cm" svg:y="7.175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CA</text:p>
          </table:table-cell>
          <table:table-cell table:style-name="ce6" office:value-type="string" calcext:value-type="string">
            <text:p>nommag</text:p>
          </table:table-cell>
          <table:table-cell table:style-name="ce12" table:number-columns-repeated="6"/>
          <table:table-cell table:style-name="ce2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8.85" calcext:value-type="float">
            <text:p>188,85</text:p>
          </table:table-cell>
          <table:table-cell table:style-name="ce14" office:value-type="float" office:value="256.59" calcext:value-type="float">
            <text:p>256,59</text:p>
          </table:table-cell>
          <table:table-cell table:style-name="ce14" office:value-type="float" office:value="208.32" calcext:value-type="float">
            <text:p>208,32</text:p>
          </table:table-cell>
          <table:table-cell table:style-name="ce14" office:value-type="float" office:value="300.45" calcext:value-type="float">
            <text:p>300,45</text:p>
          </table:table-cell>
          <table:table-cell table:style-name="ce14" office:value-type="float" office:value="305.25" calcext:value-type="float">
            <text:p>305,25</text:p>
          </table:table-cell>
          <table:table-cell table:style-name="ce14" office:value-type="float" office:value="274.36" calcext:value-type="float">
            <text:p>274,36</text:p>
          </table:table-cell>
          <table:table-cell table:style-name="ce18" office:value-type="float" office:value="142.81" calcext:value-type="float">
            <text:p>142,81</text:p>
          </table:table-cell>
          <table:table-cell table:style-name="ce24" office:value-type="float" office:value="1676.63" calcext:value-type="float">
            <text:p>1676,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67.03" calcext:value-type="float">
            <text:p>67,03</text:p>
          </table:table-cell>
          <table:table-cell office:value-type="float" office:value="162.99" calcext:value-type="float">
            <text:p>162,99</text:p>
          </table:table-cell>
          <table:table-cell office:value-type="float" office:value="851.01" calcext:value-type="float">
            <text:p>851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4.6" calcext:value-type="float">
            <text:p>174,6</text:p>
          </table:table-cell>
          <table:table-cell office:value-type="float" office:value="377.62" calcext:value-type="float">
            <text:p>377,6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07.98" calcext:value-type="float">
            <text:p>2407,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403.11" calcext:value-type="float">
            <text:p>403,11</text:p>
          </table:table-cell>
          <table:table-cell office:value-type="float" office:value="406.95" calcext:value-type="float">
            <text:p>406,95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83.09" calcext:value-type="float">
            <text:p>2883,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6.98" calcext:value-type="float">
            <text:p>686,98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8.6" calcext:value-type="float">
            <text:p>678,6</text:p>
          </table:table-cell>
          <table:table-cell office:value-type="float" office:value="374.25" calcext:value-type="float">
            <text:p>374,25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86.13" calcext:value-type="float">
            <text:p>4286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14.02" calcext:value-type="float">
            <text:p>1014,0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90.54" calcext:value-type="float">
            <text:p>5290,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628.11" calcext:value-type="float">
            <text:p>628,11</text:p>
          </table:table-cell>
          <table:table-cell table:style-name="ce16" office:value-type="float" office:value="876.86" calcext:value-type="float">
            <text:p>876,86</text:p>
          </table:table-cell>
          <table:table-cell table:style-name="ce16" office:value-type="float" office:value="854.63" calcext:value-type="float">
            <text:p>854,63</text:p>
          </table:table-cell>
          <table:table-cell table:style-name="ce16" office:value-type="float" office:value="980.51" calcext:value-type="float">
            <text:p>980,51</text:p>
          </table:table-cell>
          <table:table-cell table:style-name="ce16" office:value-type="float" office:value="333.49" calcext:value-type="float">
            <text:p>333,49</text:p>
          </table:table-cell>
          <table:table-cell table:style-name="ce16" office:value-type="float" office:value="1015.43" calcext:value-type="float">
            <text:p>1015,43</text:p>
          </table:table-cell>
          <table:table-cell table:style-name="ce20" office:value-type="float" office:value="1087.37" calcext:value-type="float">
            <text:p>1087,37</text:p>
          </table:table-cell>
          <table:table-cell table:style-name="ce26" office:value-type="float" office:value="5776.4" calcext:value-type="float">
            <text:p>5776,4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4878.97" calcext:value-type="float">
            <text:p>4878,97</text:p>
          </table:table-cell>
          <table:table-cell table:style-name="ce17" office:value-type="float" office:value="4638.05" calcext:value-type="float">
            <text:p>4638,05</text:p>
          </table:table-cell>
          <table:table-cell table:style-name="ce17" office:value-type="float" office:value="5907.61" calcext:value-type="float">
            <text:p>5907,61</text:p>
          </table:table-cell>
          <table:table-cell table:style-name="ce17" office:value-type="float" office:value="5735.1" calcext:value-type="float">
            <text:p>5735,1</text:p>
          </table:table-cell>
          <table:table-cell table:style-name="ce17" office:value-type="float" office:value="5516.54" calcext:value-type="float">
            <text:p>5516,54</text:p>
          </table:table-cell>
          <table:table-cell table:style-name="ce17" office:value-type="float" office:value="4841.5" calcext:value-type="float">
            <text:p>4841,5</text:p>
          </table:table-cell>
          <table:table-cell table:style-name="ce21" office:value-type="float" office:value="4519.22" calcext:value-type="float">
            <text:p>4519,22</text:p>
          </table:table-cell>
          <table:table-cell table:style-name="ce27" office:value-type="float" office:value="36036.99" calcext:value-type="float">
            <text:p>36036,9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0.258cm" svg:y="3.899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omme - montant</text:p>
          </table:table-cell>
          <table:table-cell table:style-name="ce6" office:value-type="string" calcext:value-type="string">
            <text:p>typevente</text:p>
          </table:table-cell>
          <table:table-cell table:style-name="ce12"/>
          <table:table-cell table:style-name="ce22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N</text:p>
          </table:table-cell>
          <table:table-cell table:style-name="ce13" office:value-type="string" calcext:value-type="string">
            <text:p>O</text:p>
          </table:table-cell>
          <table:table-cell table:style-name="ce23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14792.54" calcext:value-type="float">
            <text:p>14792,54</text:p>
          </table:table-cell>
          <table:table-cell table:style-name="ce18" office:value-type="float" office:value="9428.05" calcext:value-type="float">
            <text:p>9428,05</text:p>
          </table:table-cell>
          <table:table-cell table:style-name="ce24" office:value-type="float" office:value="24220.59" calcext:value-type="float">
            <text:p>24220,5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48" calcext:value-type="float">
            <text:p>13248</text:p>
          </table:table-cell>
          <table:table-cell office:value-type="float" office:value="11463.97" calcext:value-type="float">
            <text:p>11463,97</text:p>
          </table:table-cell>
          <table:table-cell office:value-type="float" office:value="24711.97" calcext:value-type="float">
            <text:p>24711,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20.51" calcext:value-type="float">
            <text:p>17520,51</text:p>
          </table:table-cell>
          <table:table-cell office:value-type="float" office:value="9121.89" calcext:value-type="float">
            <text:p>9121,89</text:p>
          </table:table-cell>
          <table:table-cell office:value-type="float" office:value="26642.4" calcext:value-type="float">
            <text:p>26642,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530.42" calcext:value-type="float">
            <text:p>19530,42</text:p>
          </table:table-cell>
          <table:table-cell office:value-type="float" office:value="11953.65" calcext:value-type="float">
            <text:p>11953,65</text:p>
          </table:table-cell>
          <table:table-cell office:value-type="float" office:value="31484.07" calcext:value-type="float">
            <text:p>31484,0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0" office:value-type="float" office:value="22344.64" calcext:value-type="float">
            <text:p>22344,64</text:p>
          </table:table-cell>
          <table:table-cell table:style-name="ce20" office:value-type="float" office:value="13692.35" calcext:value-type="float">
            <text:p>13692,35</text:p>
          </table:table-cell>
          <table:table-cell table:style-name="ce26" office:value-type="float" office:value="36036.99" calcext:value-type="float">
            <text:p>36036,99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87436.11" calcext:value-type="float">
            <text:p>87436,11</text:p>
          </table:table-cell>
          <table:table-cell table:style-name="ce21" office:value-type="float" office:value="55659.91" calcext:value-type="float">
            <text:p>55659,91</text:p>
          </table:table-cell>
          <table:table-cell table:style-name="ce27" office:value-type="float" office:value="143096.02" calcext:value-type="float">
            <text:p>143096,02</text:p>
          </table:table-cell>
        </table:table-row>
      </table:table>
      <table:table table:name="Graphique 5" table:style-name="ta1">
        <table:shapes>
          <draw:frame draw:z-index="0" draw:style-name="gr1" draw:text-style-name="P1" svg:width="15.999cm" svg:height="8.999cm" svg:x="6.369cm" svg:y="0.776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28" office:value-type="string" calcext:value-type="string">
            <text:p>nomedit</text:p>
          </table:table-cell>
          <table:table-cell table:style-name="ce29" office:value-type="string" calcext:value-type="string">
            <text:p>Somme - nbauteurs</text:p>
          </table:table-cell>
        </table:table-row>
        <table:table-row table:style-name="ro1">
          <table:table-cell table:style-name="ce3" office:value-type="string" calcext:value-type="string">
            <text:p>Seuil</text:p>
          </table:table-cell>
          <table:table-cell table:style-name="ce62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table:style-name="ce64" office:value-type="float" office:value="171" calcext:value-type="float">
            <text:p>17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1595" calcext:value-type="float">
            <text:p>1595</text:p>
          </table:table-cell>
        </table:table-row>
      </table:table>
      <table:table table:name="Graphique6" table:style-name="ta1">
        <table:shapes>
          <draw:frame draw:z-index="0" draw:style-name="gr1" draw:text-style-name="P1" svg:width="15.999cm" svg:height="8.999cm" svg:x="5.375cm" svg:y="0.119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>
          <table:table-cell table:style-name="ce28" office:value-type="string" calcext:value-type="string">
            <text:p>villecli</text:p>
          </table:table-cell>
          <table:table-cell table:style-name="ce29" office:value-type="string" calcext:value-type="string">
            <text:p>Somme - nbCli</text:p>
          </table:table-cell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6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49" calcext:value-type="float">
            <text:p>49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9cm" svg:height="9.013cm" svg:x="5.118cm" svg:y="0.47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63"/>
        <table:table-row table:style-name="ro1">
          <table:table-cell table:style-name="ce28" office:value-type="string" calcext:value-type="string">
            <text:p>nommag</text:p>
          </table:table-cell>
          <table:table-cell table:style-name="ce29" office:value-type="string" calcext:value-type="string">
            <text:p>Somme - stock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62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64" office:value-type="float" office:value="17412.21" calcext:value-type="float">
            <text:p>17412,2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7" office:value-type="float" office:value="184872.89" calcext:value-type="float">
            <text:p>184872,89</text:p>
          </table:table-cell>
        </table:table-row>
      </table:table>
      <table:table table:name="Graphique8" table:style-name="ta1">
        <table:shapes>
          <draw:frame draw:z-index="0" draw:style-name="gr1" draw:text-style-name="P1" svg:width="15.999cm" svg:height="8.999cm" svg:x="10.419cm" svg:y="0.251cm">
            <draw:object draw:notify-on-update-of-ranges="PT@categories PT@label 0 PT@data 0 PT@label 1 PT@data 1 PT@label 2 PT@data 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67"/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12"/>
          <table:table-cell table:style-name="ce22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Somme - maximum</text:p>
          </table:table-cell>
          <table:table-cell table:style-name="ce13" office:value-type="string" calcext:value-type="string">
            <text:p>Somme - minimum</text:p>
          </table:table-cell>
          <table:table-cell table:style-name="ce65" office:value-type="string" calcext:value-type="string">
            <text:p>Somme - moyenne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427.94" calcext:value-type="float">
            <text:p>427,94</text:p>
          </table:table-cell>
          <table:table-cell table:style-name="ce14" office:value-type="float" office:value="4.11" calcext:value-type="float">
            <text:p>4,11</text:p>
          </table:table-cell>
          <table:table-cell table:style-name="ce66" office:value-type="float" office:value="68.838629" calcext:value-type="float">
            <text:p>68,8386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0293" calcext:value-type="float">
            <text:p>65,57029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4962" calcext:value-type="float">
            <text:p>67,2249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69692" calcext:value-type="float">
            <text:p>74,26969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6099" calcext:value-type="float">
            <text:p>80,8060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0" office:value-type="float" office:value="170.9" calcext:value-type="float">
            <text:p>170,9</text:p>
          </table:table-cell>
          <table:table-cell table:style-name="ce16" office:value-type="float" office:value="4.5" calcext:value-type="float">
            <text:p>4,5</text:p>
          </table:table-cell>
          <table:table-cell table:style-name="ce68" office:value-type="float" office:value="32.966022" calcext:value-type="float">
            <text:p>32,966022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2418.99" calcext:value-type="float">
            <text:p>2418,99</text:p>
          </table:table-cell>
          <table:table-cell table:style-name="ce17" office:value-type="float" office:value="25.49" calcext:value-type="float">
            <text:p>25,49</text:p>
          </table:table-cell>
          <table:table-cell table:style-name="ce69" office:value-type="float" office:value="389.675697" calcext:value-type="float">
            <text:p>389,675697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rbairieMariaDB" table:query-name="Graphique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rbairieMariaDB" table:query-name="Graphique3"/>
          <table:data-pilot-field table:source-field-name="nommag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67,03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4,6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8,32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4,25" table:display="true" table:show-details="true"/>
                <table:data-pilot-member table:name="377,62" table:display="true" table:show-details="true"/>
                <table:data-pilot-member table:name="379,07" table:display="true" table:show-details="true"/>
                <table:data-pilot-member table:name="399,12" table:display="true" table:show-details="true"/>
                <table:data-pilot-member table:name="403,11" table:display="true" table:show-details="true"/>
                <table:data-pilot-member table:name="406,95" table:display="true" table:show-details="true"/>
                <table:data-pilot-member table:name="411,34" table:display="true" table:show-details="true"/>
                <table:data-pilot-member table:name="415,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8,6" table:display="true" table:show-details="true"/>
                <table:data-pilot-member table:name="686,98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6,86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0,51" table:display="true" table:show-details="true"/>
                <table:data-pilot-member table:name="987,94" table:display="true" table:show-details="true"/>
                <table:data-pilot-member table:name="1014,0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LirbairieMariaDB" table:query-name="Graphique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21,89" table:display="true" table:show-details="true"/>
                <table:data-pilot-member table:name="9428,05" table:display="true" table:show-details="true"/>
                <table:data-pilot-member table:name="11463,97" table:display="true" table:show-details="true"/>
                <table:data-pilot-member table:name="11953,65" table:display="true" table:show-details="true"/>
                <table:data-pilot-member table:name="13248" table:display="true" table:show-details="true"/>
                <table:data-pilot-member table:name="13692,35" table:display="true" table:show-details="true"/>
                <table:data-pilot-member table:name="14792,54" table:display="true" table:show-details="true"/>
                <table:data-pilot-member table:name="17520,51" table:display="true" table:show-details="true"/>
                <table:data-pilot-member table:name="19530,42" table:display="true" table:show-details="true"/>
                <table:data-pilot-member table:name="22344,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raphique 5'.A3:'Graphique 5'.B14" table:buttons="'Graphique 5'.A3" table:show-filter-button="false" table:drill-down-on-double-click="false">
          <table:database-source-query table:database-name="LirbairieMariaDB" table:query-name="Graphique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Seuil" table:display="true" table:show-details="true"/>
                <table:data-pilot-member table:name="Hachette Jeunesse" table:display="true" table:show-details="true"/>
                <table:data-pilot-member table:name="Hachette" table:display="true" table:show-details="true"/>
                <table:data-pilot-member table:name="Gallimard" table:display="true" table:show-details="true"/>
                <table:data-pilot-member table:name="Fleurus" table:display="true" table:show-details="true"/>
                <table:data-pilot-member table:name="Flammarion" table:display="true" table:show-details="true"/>
                <table:data-pilot-member table:name="Bayard Jeunesse" table:display="true" table:show-details="true"/>
                <table:data-pilot-member table:name="Bayard" table:display="true" table:show-details="true"/>
                <table:data-pilot-member table:name="Albin Michel" table:display="true" table:show-details="true"/>
                <table:data-pilot-member table:name="Actes Sud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false" table:show-details="true"/>
                <table:data-pilot-member table:name="58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171" table:display="false" table:show-details="true"/>
                <table:data-pilot-member table:name="206" table:display="false" table:show-details="true"/>
                <table:data-pilot-member table:name="266" table:display="false" table:show-details="true"/>
                <table:data-pilot-member table:name="299" table:display="fals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7.A1:Graphique7.B9" table:buttons="Graphique7.A1" table:show-filter-button="false" table:drill-down-on-double-click="false">
          <table:database-source-query table:database-name="LirbairieMariaDB" table:query-name="Graphique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ock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rbairieMariaDB" table:query-name="Graphique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cli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Cli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8.A1:Graphique8.D9" table:buttons="Graphique8.A2 Graphique8.B1" table:show-filter-button="false" table:drill-down-on-double-click="false">
          <table:database-source-query table:database-name="LirbairieMariaDB" table:query-name="Graphique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66022" table:display="true" table:show-details="true"/>
                <table:data-pilot-member table:name="65,570293" table:display="true" table:show-details="true"/>
                <table:data-pilot-member table:name="67,224962" table:display="true" table:show-details="true"/>
                <table:data-pilot-member table:name="68,838629" table:display="true" table:show-details="true"/>
                <table:data-pilot-member table:name="74,269692" table:display="true" table:show-details="true"/>
                <table:data-pilot-member table:name="80,8060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Table dynamique_Table dynamique_Table dynamique_Graphique2_1_1_1'.A1:'Table dynamique_Table dynamique_Table dynamique_Graphique2_1_1_1'.B12" table:buttons="'Table dynamique_Table dynamique_Table dynamique_Graphique2_1_1_1'.A1" table:show-filter-button="false" table:drill-down-on-double-click="false">
          <table:database-source-query table:database-name="LirbairieMariaDB" table:query-name="Graphique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Informatique, généralités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count">
            <table:data-pilot-level table:show-empty="false" calcext:repeat-item-labels="false">
              <table:data-pilot-members>
                <table:data-pilot-member table:name="1%" table:display="true" table:show-details="true"/>
                <table:data-pilot-member table:name="10%" table:display="true" table:show-details="true"/>
                <table:data-pilot-member table:name="11%" table:display="true" table:show-details="true"/>
                <table:data-pilot-member table:name="2%" table:display="true" table:show-details="true"/>
                <table:data-pilot-member table:name="20%" table:display="true" table:show-details="true"/>
                <table:data-pilot-member table:name="29%" table:display="true" table:show-details="true"/>
                <table:data-pilot-member table:name="5%" table:display="true" table:show-details="true"/>
                <table:data-pilot-member table:name="7%" table:display="true" table:show-details="true"/>
                <table:data-pilot-member table:name="9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1:04:17.323804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25:42.902498526</meta:creation-date>
    <dc:date>2025-03-24T11:59:17.725563527</dc:date>
    <meta:editing-duration>PT3H1M52S</meta:editing-duration>
    <meta:editing-cycles>9</meta:editing-cycles>
    <meta:generator>LibreOffice/24.2.7.2$Linux_X86_64 LibreOffice_project/420$Build-2</meta:generator>
    <meta:document-statistic meta:table-count="11" meta:cell-count="361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4.027cm" svg:y="0.316cm" chart:style-name="ch2">
          <text:p>Nombre de livres vendus par magasins</text:p>
        </chart:title>
        <chart:legend chart:legend-position="end" svg:x="13.19cm" svg:y="2.056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1.127cm" svg:y="1.474cm" svg:width="11.743cm" svg:height="3.6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7"/>
          </chart:series>
          <chart:series chart:style-name="ch9" chart:values-cell-range-address="PT@data 1" chart:label-cell-address="PT@label 1" chart:class="chart:bar">
            <chart:data-point chart:repeated="7"/>
          </chart:series>
          <chart:series chart:style-name="ch10" chart:values-cell-range-address="PT@data 2" chart:label-cell-address="PT@label 2" chart:class="chart:bar">
            <chart:data-point chart:repeated="7"/>
          </chart:series>
          <chart:series chart:style-name="ch11" chart:values-cell-range-address="PT@data 3" chart:label-cell-address="PT@label 3" chart:class="chart:bar">
            <chart:data-point chart:repeated="7"/>
          </chart:series>
          <chart:series chart:style-name="ch12" chart:values-cell-range-address="PT@data 4" chart:label-cell-address="PT@label 4" chart:class="chart:bar">
            <chart:data-point chart:repeated="7"/>
          </chart:series>
          <chart:series chart:style-name="ch13" chart:values-cell-range-address="PT@data 5" chart:label-cell-address="PT@label 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title svg:x="2.943cm" svg:y="0.316cm" chart:style-name="ch2">
          <text:p>Evolution des CA des magasins par mois en 2024</text:p>
        </chart:title>
        <chart:legend chart:legend-position="end" svg:x="11.991cm" svg:y="1.807cm" style:legend-expansion="high" chart:style-name="ch3"/>
        <chart:plot-area chart:style-name="ch4" table:cell-range-address="PivotChart" chart:data-source-has-labels="column" svg:x="0.32cm" svg:y="1.275cm" svg:width="11.351cm" svg:height="6.645cm">
          <chart:coordinate-region svg:x="1.312cm" svg:y="1.474cm" svg:width="10.172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area">
            <chart:data-point chart:repeated="12"/>
          </chart:series>
          <chart:series chart:style-name="ch8" chart:values-cell-range-address="PT@data 1" chart:label-cell-address="PT@label 1" chart:class="chart:area">
            <chart:data-point chart:repeated="12"/>
          </chart:series>
          <chart:series chart:style-name="ch9" chart:values-cell-range-address="PT@data 2" chart:label-cell-address="PT@label 2" chart:class="chart:area">
            <chart:data-point chart:repeated="12"/>
          </chart:series>
          <chart:series chart:style-name="ch10" chart:values-cell-range-address="PT@data 3" chart:label-cell-address="PT@label 3" chart:class="chart:area">
            <chart:data-point chart:repeated="12"/>
          </chart:series>
          <chart:series chart:style-name="ch11" chart:values-cell-range-address="PT@data 4" chart:label-cell-address="PT@label 4" chart:class="chart:area">
            <chart:data-point chart:repeated="12"/>
          </chart:series>
          <chart:series chart:style-name="ch12" chart:values-cell-range-address="PT@data 5" chart:label-cell-address="PT@label 5" chart:class="chart:area">
            <chart:data-point chart:repeated="12"/>
          </chart:series>
          <chart:series chart:style-name="ch13" chart:values-cell-range-address="PT@data 6" chart:label-cell-address="PT@label 6" chart:class="chart:area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8.32">
                <text:p>208.32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67.03">
                <text:p>67.03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4.6">
                <text:p>174.6</text:p>
              </table:table-cell>
              <table:table-cell office:value-type="float" office:value="377.62">
                <text:p>377.6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403.11">
                <text:p>403.11</text:p>
              </table:table-cell>
              <table:table-cell office:value-type="float" office:value="406.95">
                <text:p>406.95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98">
                <text:p>686.98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8.6">
                <text:p>678.6</text:p>
              </table:table-cell>
              <table:table-cell office:value-type="float" office:value="374.25">
                <text:p>374.25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14.02">
                <text:p>1014.0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6.86">
                <text:p>876.86</text:p>
              </table:table-cell>
              <table:table-cell office:value-type="float" office:value="854.63">
                <text:p>854.63</text:p>
              </table:table-cell>
              <table:table-cell office:value-type="float" office:value="980.51">
                <text:p>980.51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title svg:x="5.469cm" svg:y="0.316cm" chart:style-name="ch2">
          <text:p>Evolution chiffre d'affaire</text:p>
        </chart:title>
        <chart:subtitle svg:x="4.159cm" svg:y="1.275cm" chart:style-name="ch3">
          <text:p>Comparaison vente en ligne et en magasin</text:p>
        </chart:subtitle>
        <chart:legend chart:legend-position="end" svg:x="13.19cm" svg:y="2.95cm" style:legend-expansion="high" chart:style-name="ch4"/>
        <chart:plot-area chart:style-name="ch5" table:cell-range-address="PivotChart" chart:data-source-has-labels="column" svg:x="0.32cm" svg:y="2.138cm" svg:width="12.55cm" svg:height="5.782cm">
          <chart:coordinate-region svg:x="1.524cm" svg:y="2.337cm" svg:width="10.974cm" svg:height="4.936cm"/>
          <chart:axis chart:dimension="x" chart:name="primary-x" chart:style-name="ch6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5"/>
          </chart:series>
          <chart:series chart:style-name="ch9" chart:values-cell-range-address="PT@data 1" chart:label-cell-address="PT@label 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792.54">
                <text:p>14792.54</text:p>
                <draw:g>
                  <svg:desc>PT@data 0</svg:desc>
                </draw:g>
              </table:table-cell>
              <table:table-cell office:value-type="float" office:value="9428.05">
                <text:p>9428.0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48">
                <text:p>13248</text:p>
              </table:table-cell>
              <table:table-cell office:value-type="float" office:value="11463.97">
                <text:p>11463.9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520.51">
                <text:p>17520.51</text:p>
              </table:table-cell>
              <table:table-cell office:value-type="float" office:value="9121.89">
                <text:p>9121.89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530.42">
                <text:p>19530.42</text:p>
              </table:table-cell>
              <table:table-cell office:value-type="float" office:value="11953.65">
                <text:p>11953.6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44.64">
                <text:p>22344.64</text:p>
              </table:table-cell>
              <table:table-cell office:value-type="float" office:value="13692.35">
                <text:p>13692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title svg:x="2.797cm" svg:y="0.316cm" chart:style-name="ch2">
          <text:p>Dix éditeurs les plus importants en nombre d'auteur</text:p>
        </chart:title>
        <chart:legend chart:legend-position="end" svg:x="13.19cm" svg:y="2.95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3.508cm" svg:y="1.275cm" svg:width="9.082cm" svg:height="5.998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uil</text:p>
                <draw:g>
                  <svg:desc>PT@categories</svg:desc>
                </draw:g>
              </table:table-cell>
              <table:table-cell office:value-type="float" office:value="340">
                <text:p>34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loext:data-pilot-source="DataPilot5" chart:class="chart:circle" chart:style-name="ch1">
        <chart:title svg:x="5.072cm" svg:y="0.316cm" chart:style-name="ch2">
          <text:p>Valeur du stock par magasin</text:p>
        </chart:title>
        <chart:legend chart:legend-position="end" svg:x="11.991cm" svg:y="2.214cm" style:legend-expansion="high" chart:style-name="ch3"/>
        <chart:plot-area chart:style-name="ch4" table:cell-range-address="PivotChart" chart:data-source-has-labels="column" svg:x="0.35cm" svg:y="1.445cm" svg:width="11.291cm" svg:height="6.31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36cm" svg:y="1.79cm" svg:width="9.32cm" svg:height="5.59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6" chart:class="chart:circle" chart:style-name="ch1">
        <chart:title svg:x="1.686cm" svg:y="0.316cm" chart:style-name="ch2">
          <text:p>Origine des clients ayant achetés des livres de René Goscinny</text:p>
        </chart:title>
        <chart:legend chart:legend-position="end" svg:x="13.19cm" svg:y="0.713cm" style:legend-expansion="high" chart:style-name="ch3"/>
        <chart:plot-area chart:style-name="ch4" table:cell-range-address="PivotChart" chart:data-source-has-labels="column" svg:x="0.35cm" svg:y="1.445cm" svg:width="12.49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673cm" svg:y="1.84cm" svg:width="9.843cm" svg:height="5.9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7" chart:class="chart:line" chart:style-name="ch1">
        <chart:title svg:x="5.099cm" svg:y="0.316cm" chart:style-name="ch2">
          <text:p>Evolution CA total par client </text:p>
        </chart:title>
        <chart:legend chart:legend-position="end" svg:x="11.693cm" svg:y="2.95cm" style:legend-expansion="high" chart:style-name="ch3"/>
        <chart:plot-area chart:style-name="ch4" table:cell-range-address="PivotChart" chart:data-source-has-labels="column" svg:x="0.32cm" svg:y="1.275cm" svg:width="11.053cm" svg:height="6.645cm">
          <chart:coordinate-region svg:x="1.127cm" svg:y="1.474cm" svg:width="9.874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6"/>
          </chart:series>
          <chart:series chart:style-name="ch8" chart:values-cell-range-address="PT@data 1" chart:label-cell-address="PT@label 1" chart:class="chart:line">
            <chart:data-point chart:repeated="6"/>
          </chart:series>
          <chart:series chart:style-name="ch9" chart:values-cell-range-address="PT@data 2" chart:label-cell-address="PT@label 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maximum</text:p>
                <draw:g>
                  <svg:desc>PT@label 0</svg:desc>
                </draw:g>
              </table:table-cell>
              <table:table-cell office:value-type="string">
                <text:p>Somme - minimum</text:p>
                <draw:g>
                  <svg:desc>PT@label 1</svg:desc>
                </draw:g>
              </table:table-cell>
              <table:table-cell office:value-type="string">
                <text:p>Somme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38629">
                <text:p>68.838629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0293">
                <text:p>65.57029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4962">
                <text:p>67.22496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69692">
                <text:p>74.26969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06099">
                <text:p>80.80609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66022">
                <text:p>32.966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